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370472602089443555"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233410381152587008"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78049856350010784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31000983288410874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3979300104801366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01417920754350887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676221924907937817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56274427296649365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656970" text:continue-list="list676221924907937817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17406420580570337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65048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64631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669545"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666515"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65434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41044919282898342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15372261134148488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88485368433957170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66084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0792776669182037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24256185851655099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411254223674767224" text:style-name="L15">
        <text:list-item>
          <text:list>
            <text:list-header>
              <text:p text:style-name="P184">1.5 miles averaging about 9:40/mile and rest 1 min</text:p>
            </text:list-header>
          </text:list>
        </text:list-item>
      </text:list>
      <text:p text:style-name="P24">1 mile in 8:26 and rest 2 min</text:p>
      <text:list xml:id="list322971388805685914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51896313355408146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66918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622408207478053680"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1534227386542280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541822534712324037"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666970" text:continue-list="list5815342273865422806" text:style-name="L19">
        <text:list-item>
          <text:list>
            <text:list-header>
              <text:p text:style-name="P188">(Pace*HR)=1240</text:p>
            </text:list-header>
          </text:list>
        </text:list-item>
      </text:list>
      <text:list xml:id="list39665029" text:continue-list="list8622408207478053680" text:style-name="L18">
        <text:list-item>
          <text:list>
            <text:list-header>
              <text:p text:style-name="P187">2 miles at 10:46/mile Ave HR= 121 bpm and rest a few minutes</text:p>
            </text:list-header>
          </text:list>
        </text:list-item>
      </text:list>
      <text:list xml:id="list39664976" text:continue-list="list3966697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966296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32026314993965311"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555016882451547340"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47385713075175794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13784604472090248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9994289411929954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31187477958047852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9652974"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65133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97752720282781043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06157860304389457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72010886066934631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7897967546659395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947818369405070099"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965636018468277259" text:style-name="L32">
        <text:list-item>
          <text:list>
            <text:list-header>
              <text:p text:style-name="P198">0.25 miles in 2:54</text:p>
              <text:p text:style-name="P198">1 mile in 9:21 going faster as I ran and ending at around 8:30 pace</text:p>
            </text:list-header>
          </text:list>
        </text:list-item>
      </text:list>
      <text:list xml:id="list156489177051735316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320546349143674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10574676018879607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5837323179763053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688906569612095643"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99565560553146268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text:soft-page-break/>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03166110563996401" text:style-name="L39">
        <text:list-item>
          <text:list>
            <text:list-header>
              <text:p text:style-name="P209"><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ext:soft-page-break/>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5T19:39:36.67</dc:date>
    <dc:creator>James Lombardi</dc:creator>
    <meta:editing-duration>P33DT6H17M11S</meta:editing-duration>
    <meta:editing-cycles>2337</meta:editing-cycles>
    <meta:generator>OpenOffice/4.1.2$Win32 OpenOffice.org_project/412m3$Build-9782</meta:generator>
    <meta:document-statistic meta:table-count="0" meta:image-count="9" meta:object-count="0" meta:page-count="230" meta:paragraph-count="6777" meta:word-count="72403" meta:character-count="370176"/>
  </office:meta>
</office:document-meta>
</file>